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9.97mm" svg:height="82.08mm" svg:x="104.5mm" svg:y="0mm">
            <loext:p draw:notify-on-update-of-ranges="Sheet1.A3:Sheet1.A13 Sheet1.B3:Sheet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row table:style-name="ro1">
          <table:table-cell/>
          <table:table-cell table:style-name="ce1" office:value-type="string" calcext:value-type="string">
            <text:p>ADI BENCHMARK VSM PREINFIX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.466743351254221" calcext:value-type="float">
            <text:p>0,4667433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470116367127237" calcext:value-type="float">
            <text:p>0,47011636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430794973365054" calcext:value-type="float">
            <text:p>0,43079497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359297466242546" calcext:value-type="float">
            <text:p>0,3592974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279046672932542" calcext:value-type="float">
            <text:p>0,27904667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.232518119786342" calcext:value-type="float">
            <text:p>0,23251811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232739981258204" calcext:value-type="float">
            <text:p>0,23273998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0.178768420411643" calcext:value-type="float">
            <text:p>0,1787684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130239716000586" calcext:value-type="float">
            <text:p>0,1302397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7329663090533" calcext:value-type="float">
            <text:p>0,12732966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7329663090533" calcext:value-type="float">
            <text:p>0,127329663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 table:number-rows-repeated="7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ADI BENCHMARK BM25 PREINFI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6628600808588" calcext:value-type="float">
            <text:p>0,4966286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4864932378253" calcext:value-type="float">
            <text:p>0,4948649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7058240613228" calcext:value-type="float">
            <text:p>0,4270582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8701985943119" calcext:value-type="float">
            <text:p>0,36870198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2276547346627" calcext:value-type="float">
            <text:p>0,29227654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4472843983714" calcext:value-type="float">
            <text:p>0,2544728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2158029168899" calcext:value-type="float">
            <text:p>0,25215802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1391635069171" calcext:value-type="float">
            <text:p>0,19139163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9431635192505" calcext:value-type="float">
            <text:p>0,14943163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5780841541711" calcext:value-type="float">
            <text:p>0,13578084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5780841541711" calcext:value-type="float">
            <text:p>0,13578084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DI BENCHMARK BOOLEAN PREINFI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9664101330768" calcext:value-type="float">
            <text:p>0,3996641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8905723905724" calcext:value-type="float">
            <text:p>0,3889057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40740717162286" calcext:value-type="float">
            <text:p>0,3407407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2969183140752" calcext:value-type="float">
            <text:p>0,31296918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3369750257005" calcext:value-type="float">
            <text:p>0,25336975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8656305114638" calcext:value-type="float">
            <text:p>0,16865630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5253527336861" calcext:value-type="float">
            <text:p>0,13525352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0337702421036" calcext:value-type="float">
            <text:p>0,1103377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12575215271294" calcext:value-type="float">
            <text:p>0,08125752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81856261022928" calcext:value-type="float">
            <text:p>0,06818562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81856261022928" calcext:value-type="float">
            <text:p>0,06818562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DI BENCHMARK DFR PREINFI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1475256769374" calcext:value-type="float">
            <text:p>0,4714752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8108253402371" calcext:value-type="float">
            <text:p>0,4681082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0077950372068" calcext:value-type="float">
            <text:p>0,4400779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1236772486772" calcext:value-type="float">
            <text:p>0,36123677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8781288156288" calcext:value-type="float">
            <text:p>0,27878128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0636222437693" calcext:value-type="float">
            <text:p>0,24063622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8023788575259" calcext:value-type="float">
            <text:p>0,23802378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0809930809931" calcext:value-type="float">
            <text:p>0,18080993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6488095238095" calcext:value-type="float">
            <text:p>0,12648809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1978715728716" calcext:value-type="float">
            <text:p>0,12197871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1978715728716" calcext:value-type="float">
            <text:p>0,121978715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ADI DFI PREINFI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0323219665325" calcext:value-type="float">
            <text:p>0,4703232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3696235538341" calcext:value-type="float">
            <text:p>0,47369623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7720184299132" calcext:value-type="float">
            <text:p>0,4277201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4680482772588" calcext:value-type="float">
            <text:p>0,36468048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6254556846662" calcext:value-type="float">
            <text:p>0,2762545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6683248525354" calcext:value-type="float">
            <text:p>0,23668324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6584042176147" calcext:value-type="float">
            <text:p>0,23658404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2020550112655" calcext:value-type="float">
            <text:p>0,18202055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182574491785" calcext:value-type="float">
            <text:p>0,13182574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8174951267057" calcext:value-type="float">
            <text:p>0,1181749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8174951267057" calcext:value-type="float">
            <text:p>0,118174951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ADI LM PREINFI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3139830848164" calcext:value-type="float">
            <text:p>0,5131398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4271384479718" calcext:value-type="float">
            <text:p>0,5042713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6968612360769" calcext:value-type="float">
            <text:p>0,4569686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82701033534367" calcext:value-type="float">
            <text:p>0,3827010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7079340412674" calcext:value-type="float">
            <text:p>0,32707934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9146624979958" calcext:value-type="float">
            <text:p>0,229146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23789482122815" calcext:value-type="float">
            <text:p>0,22378948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6175845759179" calcext:value-type="float">
            <text:p>0,16617584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7295775212442" calcext:value-type="float">
            <text:p>0,13729577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899190315857" calcext:value-type="float">
            <text:p>0,11899190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899190315857" calcext:value-type="float">
            <text:p>0,11899190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0:01:15.441170656</meta:creation-date>
    <meta:generator>LibreOffice/5.1.6.2$Linux_X86_64 LibreOffice_project/10m0$Build-2</meta:generator>
    <dc:date>2018-03-06T10:58:24.747946233</dc:date>
    <meta:editing-duration>PT4M15S</meta:editing-duration>
    <meta:editing-cycles>2</meta:editing-cycles>
    <meta:document-statistic meta:table-count="1" meta:cell-count="1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98cm" svg:height="8.209cm" xlink:href=".." xlink:type="simple" chart:class="chart:scatter" chart:style-name="ch1">
        <chart:title svg:x="3.436cm" svg:y="0.3cm" chart:style-name="ch2">
          <text:p>Vsm standard recall level precision</text:p>
        </chart:title>
        <chart:legend chart:legend-position="end" svg:x="11.993cm" svg:y="3.805cm" style:legend-expansion="high" chart:style-name="ch3"/>
        <chart:plot-area chart:style-name="ch4" table:cell-range-address="Sheet1.A3:Sheet1.B13" chart:data-source-has-labels="row" svg:x="1.29cm" svg:y="1.243cm" svg:width="10.424cm" svg:height="5.821cm">
          <chartooo:coordinate-region svg:x="2.202cm" svg:y="1.442cm" svg:width="9.325cm" svg:height="4.975cm"/>
          <chart:axis chart:dimension="x" chart:name="primary-x" chart:style-name="ch5">
            <chart:title svg:x="4.91cm" svg:y="7.228cm" chart:style-name="ch6">
              <text:p>standard recall levels</text:p>
            </chart:title>
          </chart:axis>
          <chart:axis chart:dimension="y" chart:name="primary-y" chart:style-name="ch5">
            <chart:title svg:x="0.451cm" svg:y="4.872cm" chart:style-name="ch7">
              <text:p>precision</text:p>
            </chart:title>
            <chart:grid chart:style-name="ch8" chart:class="major"/>
          </chart:axis>
          <chart:series chart:style-name="ch9" chart:values-cell-range-address="Sheet1.B3:Sheet1.B13" loext:label-string="vsm" chart:class="chart:scatter">
            <chart:domain table:cell-range-address="Sheet1.A3:Sheet1.A13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s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13</svg:desc>
                </draw:g>
              </table:table-cell>
              <table:table-cell office:value-type="float" office:value="0.466743351254221">
                <text:p>0.466743351254221</text:p>
                <draw:g>
                  <svg:desc>Sheet1.B3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70116367127237">
                <text:p>0.470116367127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30794973365054">
                <text:p>0.430794973365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59297466242546">
                <text:p>0.359297466242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79046672932542">
                <text:p>0.279046672932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32518119786342">
                <text:p>0.232518119786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32739981258204">
                <text:p>0.232739981258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78768420411643">
                <text:p>0.178768420411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0239716000586">
                <text:p>0.130239716000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27329663090533">
                <text:p>0.127329663090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27329663090533">
                <text:p>0.1273296630905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